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imSun" svg:font-family="SimSun" style:font-family-generic="system" style:font-pitch="variable"/>
    <style:font-face style:name="Symbol" svg:font-family="Symbol" style:font-charset="x-symbol"/>
  </office:font-face-decls>
  <office:automatic-styles>
    <style:style style:name="P1" style:family="paragraph" style:parent-style-name="Standard" style:list-style-name="WWNum2">
      <style:paragraph-properties fo:text-align="justify" style:justify-single-word="false"/>
      <style:text-properties officeooo:rsid="001e46ee" officeooo:paragraph-rsid="001e46ee"/>
    </style:style>
    <style:style style:name="P2" style:family="paragraph" style:parent-style-name="Standard">
      <style:paragraph-properties fo:text-align="justify" style:justify-single-word="false"/>
      <style:text-properties officeooo:rsid="001e46ee" officeooo:paragraph-rsid="001e46ee"/>
    </style:style>
    <style:style style:name="P3" style:family="paragraph" style:parent-style-name="Standard">
      <style:paragraph-properties fo:text-align="justify" style:justify-single-word="false"/>
      <style:text-properties officeooo:rsid="0020cd94" officeooo:paragraph-rsid="0020cd94"/>
    </style:style>
    <style:style style:name="P4" style:family="paragraph" style:parent-style-name="Standard" style:master-page-name="">
      <loext:graphic-properties draw:fill="none"/>
      <style:paragraph-properties fo:margin-left="0.499cm" fo:margin-right="0cm" fo:margin-top="0cm" fo:margin-bottom="0cm" style:contextual-spacing="false" fo:text-align="justify" style:justify-single-word="false" fo:orphans="2" fo:widows="2" fo:text-indent="0.499cm" style:auto-text-indent="false" style:page-number="auto" fo:background-color="transparent" style:writing-mode="lr-tb"/>
      <style:text-properties officeooo:rsid="002224da" officeooo:paragraph-rsid="002224da"/>
    </style:style>
    <style:style style:name="P5" style:family="paragraph" style:parent-style-name="Standard">
      <loext:graphic-properties draw:fill="none"/>
      <style:paragraph-properties fo:margin-top="0cm" fo:margin-bottom="0cm" style:contextual-spacing="false" fo:text-align="justify" style:justify-single-word="false" fo:orphans="2" fo:widows="2" fo:background-color="transparent" style:writing-mode="lr-tb"/>
      <style:text-properties officeooo:rsid="002224da" officeooo:paragraph-rsid="002224da"/>
    </style:style>
    <style:style style:name="P6" style:family="paragraph" style:parent-style-name="Standard" style:list-style-name="L1" style:master-page-name="">
      <loext:graphic-properties draw:fill="none"/>
      <style:paragraph-properties fo:margin-top="0cm" fo:margin-bottom="0cm" style:contextual-spacing="false" fo:text-align="justify" style:justify-single-word="false" fo:orphans="2" fo:widows="2" style:page-number="auto" fo:background-color="transparent" style:writing-mode="lr-tb"/>
      <style:text-properties officeooo:rsid="002224da" officeooo:paragraph-rsid="002224da"/>
    </style:style>
    <style:style style:name="P7" style:family="paragraph" style:parent-style-name="Standard" style:list-style-name="L1">
      <loext:graphic-properties draw:fill="none"/>
      <style:paragraph-properties fo:margin-top="0cm" fo:margin-bottom="0cm" style:contextual-spacing="false" fo:text-align="justify" style:justify-single-word="false" fo:orphans="2" fo:widows="2" fo:background-color="transparent" style:writing-mode="lr-tb"/>
      <style:text-properties officeooo:rsid="002224da" officeooo:paragraph-rsid="002224da"/>
    </style:style>
    <style:style style:name="P8" style:family="paragraph" style:parent-style-name="Standard" style:list-style-name="WWNum2">
      <style:paragraph-properties fo:text-align="justify" style:justify-single-word="false"/>
      <style:text-properties officeooo:rsid="0022f72c" officeooo:paragraph-rsid="0022f72c"/>
    </style:style>
    <style:style style:name="P9" style:family="paragraph" style:parent-style-name="Standard">
      <style:paragraph-properties fo:text-align="justify" style:justify-single-word="false"/>
      <style:text-properties officeooo:rsid="001caf13" officeooo:paragraph-rsid="001caf13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2224da"/>
    </style:style>
    <style:style style:name="P12" style:family="paragraph" style:parent-style-name="Standard">
      <loext:graphic-properties draw:fill="none"/>
      <style:paragraph-properties fo:margin-left="0.499cm" fo:margin-right="0cm" fo:margin-top="0cm" fo:margin-bottom="0cm" style:contextual-spacing="false" fo:text-align="justify" style:justify-single-word="false" fo:orphans="2" fo:widows="2" fo:text-indent="0.499cm" style:auto-text-indent="false" fo:background-color="transparent" style:writing-mode="lr-tb"/>
      <style:text-properties officeooo:paragraph-rsid="002224da"/>
    </style:style>
    <style:style style:name="P13" style:family="paragraph" style:parent-style-name="Standard">
      <loext:graphic-properties draw:fill="none"/>
      <style:paragraph-properties fo:margin-left="0.499cm" fo:margin-right="0cm" fo:margin-top="0cm" fo:margin-bottom="0cm" style:contextual-spacing="false" fo:text-align="justify" style:justify-single-word="false" fo:orphans="2" fo:widows="2" fo:text-indent="0.499cm" style:auto-text-indent="false" fo:background-color="transparent" style:writing-mode="lr-tb"/>
      <style:text-properties officeooo:paragraph-rsid="0022f72c"/>
    </style:style>
    <style:style style:name="T1" style:family="text">
      <style:text-properties officeooo:rsid="002037f5"/>
    </style:style>
    <style:style style:name="T2" style:family="text">
      <style:text-properties officeooo:rsid="002224da"/>
    </style:style>
    <style:style style:name="T3" style:family="text">
      <style:text-properties officeooo:rsid="0022f72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ominik Gołata 160221</text:p>
      <text:p text:style-name="P10"/>
      <text:p text:style-name="P10">Sprawozdanie sk2</text:p>
      <text:p text:style-name="P10"/>
      <text:p text:style-name="P3">Szachy Glińskiego</text:p>
      <text:p text:style-name="P10"/>
      <text:p text:style-name="P10"/>
      <text:p text:style-name="P11">1. Opis projektu<text:bookmark text:name="__DdeLink__1_1113912373"/></text:p>
      <text:p text:style-name="P4">Klient i serwer do gry w <text:a xlink:type="simple" xlink:href="https://www.chessvariants.com/hexagonal.dir/hexagonal.html" text:style-name="Internet_20_link" text:visited-style-name="Visited_20_Internet_20_Link">szachy Glińskiego</text:a>. <text:span text:style-name="T3">Implementacja niepełna – brak en passant i awansów pionów – ale wciąż pozwala na grę, może nawet sensowną.</text:span></text:p>
      <text:p text:style-name="P12"><text:span text:style-name="T2">Do implementacji serwera użyłem C++, systemowej biblioteki BSD sockets, zaś do obsługi wielu klientów funkcji poll. </text:span><text:span text:style-name="T3">Stan gier i przypisanie do nich klientów odbywa się przez std::unordered_map.</text:span></text:p>
      <text:p text:style-name="P13"><text:span text:style-name="T2">Klient bazuje na bibliotece pygame do obsługi GUI oraz socket do komunikacji z serwerem.</text:span></text:p>
      <text:p text:style-name="P13"><text:span text:style-name="T3">Nie wiem, co jeszcze miałbym tu dodać. Nie wyciągnę pół strony.</text:span><text:line-break/></text:p>
      <text:p text:style-name="P10">2. Opis komunikacji pomiędzy serwerem i klientem</text:p>
      <text:list text:style-name="L1">
        <text:list-item>
          <text:p text:style-name="P6">Klient tworzy połączenie TCP z serwerem.</text:p>
        </text:list-item>
        <text:list-item>
          <text:p text:style-name="P7">Klient podłącza się do gry.</text:p>
        </text:list-item>
        <text:list-item>
          <text:p text:style-name="P7">Klient oczekuje na informację o rozpoczęciu gry.</text:p>
        </text:list-item>
        <text:list-item>
          <text:p text:style-name="P7">Gdy do gry podłącza się drugi klient, serwer informuje obu graczy o rozpoczęciu gry. Jeśli celowo podłączyli się do gry od id 42069, dodatkowo wysyła im informację o stanie gry, który klienci kopiują na swoich procesach.</text:p>
        </text:list-item>
        <text:list-item>
          <text:p text:style-name="P7">Klienci na zmianę wykonują ruchy, aż któryś z nich zbije króla. Po każdym ruchu czekają na autoryzację od serwera i ruch drugiego gracza.</text:p>
        </text:list-item>
        <text:list-item>
          <text:p text:style-name="P7">Po wyłączeniu klient wysyła serwerowi informację o zakończeniu działania. Jeśli gra się nie zakończyła, przeciwnik wygrywa walkowerem.</text:p>
        </text:list-item>
      </text:list>
      <text:p text:style-name="P5">Serwer regularnie wysyła klientom puste wiadomości dzięki funkcji gniazd BSD TCP keepalive, by wykryć sytuację, w której któryś proces nie zakończyłby się poprawnie.</text:p>
      <text:p text:style-name="P10"/>
      <text:p text:style-name="P10">3. Podsumowanie (0.5-1 strona)</text:p>
      <text:p text:style-name="P10"/>
      <text:p text:style-name="P10">Najważniejsze informacje o implementacji:</text:p>
      <text:list text:style-name="WWNum2">
        <text:list-item>
          <text:p text:style-name="P1">Cheat po stronie klienta: zmienna statyczna cheats w klasie Board, <text:span text:style-name="T1">pozwala na wysyłanie dowolnego ruchu</text:span></text:p>
        </text:list-item>
        <text:list-item>
          <text:p text:style-name="P1">Cheat po stronie serwera: celowe podłączenie się do gry o id 42069, plansza do natychmiastowego zwycięstwa <text:span text:style-name="T3">gracza czarnego</text:span></text:p>
        </text:list-item>
        <text:list-item>
          <text:p text:style-name="P8">Domyślny port: 1337</text:p>
        </text:list-item>
        <text:list-item>
          <text:p text:style-name="P8">Klient nie przyjmuje id gry, do której chciałby dołączyć, trzeba ręcznie zmienić w linijce 26 b”join auto” na b”join &lt;id_gry&gt;”</text:p>
        </text:list-item>
        <text:list-item>
          <text:p text:style-name="P8">Nie zaimplementowałem en passant po obu stronach, a serwer nie sprawdza, czy wszystkie pola w linii są puste</text:p>
        </text:list-item>
        <text:list-item>
          <text:p text:style-name="P8">Serwer ma możliwość awansowania pionów, klient nie – nie miałem pomysłu (ani energii) na GUI</text:p>
        </text:list-item>
        <text:list-item>
          <text:p text:style-name="P8">Klient przyjmuje z konsoli adres i port serwera, serwer tylko port. I tak ustawiłem ponowne używanie portów.</text:p>
        </text:list-item>
      </text:list>
      <text:p text:style-name="P2"/>
      <text:p text:style-name="P10">Co sprawiło trudność:</text:p>
      <text:list text:continue-numbering="true" text:style-name="WWNum2">
        <text:list-item>
          <text:p text:style-name="P8">Debugowanie w C++ to bool(ean)</text:p>
        </text:list-item>
        <text:list-item>
          <text:p text:style-name="P8"><text:soft-page-break/>Utrzymywanie map w spójnym stanie</text:p>
        </text:list-item>
        <text:list-item>
          <text:p text:style-name="P8">Mapowanie rzędów tak, aby najniższy punkt znajdował się na polu pionka, na czym opierają się funkcje tworzące/sprawdzające ruchy </text:p>
        </text:list-item>
        <text:list-item>
          <text:p text:style-name="P8">Powinienem był zrobić sobie typy dla id gracza i gry zamiast wrzucać po prostu inta, bo robiłem debilne błędy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imSun" svg:font-family="SimSun" style:font-family-generic="system" style:font-pitch="variable"/>
    <style:font-face style:name="Symbol" svg:font-family="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l" fo:country="PL" style:letter-kerning="true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15T20:53:18.990223057</dc:date>
    <meta:editing-duration>PT14M51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2" meta:paragraph-count="30" meta:word-count="390" meta:character-count="2478" meta:non-whitespace-character-count="2130"/>
  </office:meta>
</office:document-meta>
</file>